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1201in"/>
    </style:style>
    <style:style style:name="co5" style:family="table-column">
      <style:table-column-properties fo:break-before="auto" style:column-width="1.0252in"/>
    </style:style>
    <style:style style:name="ro3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4b183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4b183"/>
    </style:style>
  </office:automatic-styles>
  <office:body>
    <office:spreadsheet>
      <table:table table:name="Sheet1" table:style-name="ta1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row table:style-name="ro2">
          <table:table-cell office:value-type="string">
            <text:p>City 1</text:p>
          </table:table-cell>
          <table:table-cell office:value-type="string">
            <text:p>City 2</text:p>
          </table:table-cell>
          <table:table-cell office:value-type="string">
            <text:p>MS</text:p>
          </table:table-cell>
        </table:table-row>
        <table:table-row table:style-name="ro2">
          <table:table-cell table:style-name="ce1" office:value-type="string">
            <text:p>Berlin</text:p>
          </table:table-cell>
          <table:table-cell table:style-name="ce1" office:value-type="string">
            <text:p>Hamburg</text:p>
          </table:table-cell>
          <table:table-cell table:style-name="ce2" office:value-type="float" office:value="6.79605122421383">
            <text:p>6.7960512242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Munchen</text:p>
          </table:table-cell>
          <table:table-cell office:value-type="float" office:value="3.57371767211681">
            <text:p>3.5737176721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Koln</text:p>
          </table:table-cell>
          <table:table-cell office:value-type="float" office:value="3.38067752085288">
            <text:p>3.3806775209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Frankfurt</text:p>
          </table:table-cell>
          <table:table-cell office:value-type="float" office:value="2.99813275223096">
            <text:p>2.9981327522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Stuttgart</text:p>
          </table:table-cell>
          <table:table-cell office:value-type="float" office:value="3.61826539933156">
            <text:p>3.6182653993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Dusseldorf</text:p>
          </table:table-cell>
          <table:table-cell office:value-type="float" office:value="3.37007091913509">
            <text:p>3.3700709191</text:p>
          </table:table-cell>
        </table:table-row>
        <table:table-row table:style-name="ro2">
          <table:table-cell table:style-name="ce2" office:value-type="string">
            <text:p>Berlin</text:p>
          </table:table-cell>
          <table:table-cell table:style-name="ce2" office:value-type="string">
            <text:p>Leipzig</text:p>
          </table:table-cell>
          <table:table-cell table:style-name="ce2" office:value-type="float" office:value="1.06066017177982">
            <text:p>1.0606601718</text:p>
          </table:table-cell>
        </table:table-row>
        <table:table-row table:style-name="ro2">
          <table:table-cell table:style-name="ce2" office:value-type="string">
            <text:p>Berlin</text:p>
          </table:table-cell>
          <table:table-cell table:style-name="ce2" office:value-type="string">
            <text:p>Dortmund</text:p>
          </table:table-cell>
          <table:table-cell table:style-name="ce2" office:value-type="float" office:value="2.97904086913893">
            <text:p>2.9790408691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string">
            <text:p>Essen</text:p>
          </table:table-cell>
          <table:table-cell office:value-type="float" office:value="3.20672925268099">
            <text:p>3.2067292527</text:p>
          </table:table-cell>
        </table:table-row>
        <table:table-row table:style-name="ro2">
          <table:table-cell table:style-name="Default" office:value-type="string">
            <text:p>Hamburg</text:p>
          </table:table-cell>
          <table:table-cell table:style-name="Default" office:value-type="string">
            <text:p>Berlin</text:p>
          </table:table-cell>
          <table:table-cell table:style-name="ce2" office:value-type="float" office:value="6.79605122421383">
            <text:p>6.7960512242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Munchen</text:p>
          </table:table-cell>
          <table:table-cell office:value-type="float" office:value="4.3310290347676">
            <text:p>4.3310290348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Koln</text:p>
          </table:table-cell>
          <table:table-cell office:value-type="float" office:value="2.52790674274191">
            <text:p>2.5279067427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Frankfurt</text:p>
          </table:table-cell>
          <table:table-cell office:value-type="float" office:value="2.78105097040669">
            <text:p>2.781050970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Stuttgart</text:p>
          </table:table-cell>
          <table:table-cell office:value-type="float" office:value="3.77170757084904">
            <text:p>3.7717075708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Dusseldorf</text:p>
          </table:table-cell>
          <table:table-cell office:value-type="float" office:value="2.39002092041053">
            <text:p>2.390020920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Leipzig</text:p>
          </table:table-cell>
          <table:table-cell office:value-type="float" office:value="2.07818682990726">
            <text:p>2.0781868299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Dortmund</text:p>
          </table:table-cell>
          <table:table-cell office:value-type="float" office:value="2.00889036535098">
            <text:p>2.008890365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string">
            <text:p>Essen</text:p>
          </table:table-cell>
          <table:table-cell office:value-type="float" office:value="2.18566706064762">
            <text:p>2.1856670606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Berlin</text:p>
          </table:table-cell>
          <table:table-cell office:value-type="float" office:value="3.57371767211681">
            <text:p>3.5737176721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Hamburg</text:p>
          </table:table-cell>
          <table:table-cell office:value-type="float" office:value="4.3310290347676">
            <text:p>4.3310290348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Koln</text:p>
          </table:table-cell>
          <table:table-cell office:value-type="float" office:value="3.23006377646015">
            <text:p>3.2300637765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Frankfurt</text:p>
          </table:table-cell>
          <table:table-cell office:value-type="float" office:value="2.15384725549422">
            <text:p>2.1538472555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Stuttgart</text:p>
          </table:table-cell>
          <table:table-cell office:value-type="float" office:value="1.35057395206631">
            <text:p>1.3505739521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Dusseldorf</text:p>
          </table:table-cell>
          <table:table-cell office:value-type="float" office:value="3.44997398540917">
            <text:p>3.4499739854</text:p>
          </table:table-cell>
        </table:table-row>
        <table:table-row table:style-name="ro2">
          <table:table-cell table:style-name="ce2" office:value-type="string">
            <text:p>Munchen</text:p>
          </table:table-cell>
          <table:table-cell table:style-name="ce2" office:value-type="string">
            <text:p>Leipzig</text:p>
          </table:table-cell>
          <table:table-cell table:style-name="ce2" office:value-type="float" office:value="2.55053415973988">
            <text:p>2.5505341597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Dortmund</text:p>
          </table:table-cell>
          <table:table-cell office:value-type="float" office:value="3.37855620050932">
            <text:p>3.3785562005</text:p>
          </table:table-cell>
        </table:table-row>
        <table:table-row table:style-name="ro2">
          <table:table-cell office:value-type="string">
            <text:p>Munchen</text:p>
          </table:table-cell>
          <table:table-cell office:value-type="string">
            <text:p>Essen</text:p>
          </table:table-cell>
          <table:table-cell office:value-type="float" office:value="3.48957196515561">
            <text:p>3.4895719652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Berlin</text:p>
          </table:table-cell>
          <table:table-cell office:value-type="float" office:value="3.38067752085288">
            <text:p>3.3806775209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Hamburg</text:p>
          </table:table-cell>
          <table:table-cell office:value-type="float" office:value="2.52790674274191">
            <text:p>2.5279067427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Munchen</text:p>
          </table:table-cell>
          <table:table-cell office:value-type="float" office:value="3.23006377646015">
            <text:p>3.2300637765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Frankfurt</text:p>
          </table:table-cell>
          <table:table-cell office:value-type="float" office:value="1.0825804819966">
            <text:p>1.082580482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Stuttgart</text:p>
          </table:table-cell>
          <table:table-cell office:value-type="float" office:value="2.03717463659844">
            <text:p>2.0371746366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Dusseldorf</text:p>
          </table:table-cell>
          <table:table-cell office:value-type="float" office:value="0.249184429690139">
            <text:p>0.2491844297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Leipzig</text:p>
          </table:table-cell>
          <table:table-cell office:value-type="float" office:value="2.69407683632075">
            <text:p>2.6940768363</text:p>
          </table:table-cell>
        </table:table-row>
        <table:table-row table:style-name="ro2">
          <table:table-cell table:style-name="ce2" office:value-type="string">
            <text:p>Koln</text:p>
          </table:table-cell>
          <table:table-cell table:style-name="ce2" office:value-type="string">
            <text:p>Dortmund</text:p>
          </table:table-cell>
          <table:table-cell table:style-name="ce2" office:value-type="float" office:value="0.521844804515672">
            <text:p>0.5218448045</text:p>
          </table:table-cell>
        </table:table-row>
        <table:table-row table:style-name="ro2">
          <table:table-cell office:value-type="string">
            <text:p>Koln</text:p>
          </table:table-cell>
          <table:table-cell office:value-type="string">
            <text:p>Essen</text:p>
          </table:table-cell>
          <table:table-cell office:value-type="float" office:value="0.406727820538502">
            <text:p>0.4067278205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Berlin</text:p>
          </table:table-cell>
          <table:table-cell office:value-type="float" office:value="2.99813275223096">
            <text:p>2.9981327522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Hamburg</text:p>
          </table:table-cell>
          <table:table-cell office:value-type="float" office:value="2.78105097040669">
            <text:p>2.7810509704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Munchen</text:p>
          </table:table-cell>
          <table:table-cell office:value-type="float" office:value="2.15384725549422">
            <text:p>2.1538472555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Koln</text:p>
          </table:table-cell>
          <table:table-cell office:value-type="float" office:value="1.0825804819966">
            <text:p>1.082580482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Stuttgart</text:p>
          </table:table-cell>
          <table:table-cell office:value-type="float" office:value="1.07550941418474">
            <text:p>1.0755094142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Dusseldorf</text:p>
          </table:table-cell>
          <table:table-cell office:value-type="float" office:value="1.29612672991494">
            <text:p>1.2961267299</text:p>
          </table:table-cell>
        </table:table-row>
        <table:table-row table:style-name="ro2">
          <table:table-cell table:style-name="ce2" office:value-type="string">
            <text:p>Frankfurt</text:p>
          </table:table-cell>
          <table:table-cell table:style-name="ce2" office:value-type="string">
            <text:p>Leipzig</text:p>
          </table:table-cell>
          <table:table-cell table:style-name="ce2" office:value-type="float" office:value="2.07535840278252">
            <text:p>2.0753584028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Dortmund</text:p>
          </table:table-cell>
          <table:table-cell office:value-type="float" office:value="1.25865007051205">
            <text:p>1.2586500705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string">
            <text:p>Essen</text:p>
          </table:table-cell>
          <table:table-cell office:value-type="float" office:value="1.34279577747325">
            <text:p>1.3427957775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Berlin</text:p>
          </table:table-cell>
          <table:table-cell office:value-type="float" office:value="3.61826539933156">
            <text:p>3.6182653993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Hamburg</text:p>
          </table:table-cell>
          <table:table-cell office:value-type="float" office:value="3.77170757084904">
            <text:p>3.7717075708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Munchen</text:p>
          </table:table-cell>
          <table:table-cell office:value-type="float" office:value="2.15384725549422">
            <text:p>2.1538472555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Koln</text:p>
          </table:table-cell>
          <table:table-cell office:value-type="float" office:value="2.03717463659844">
            <text:p>2.0371746366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Frankfurt</text:p>
          </table:table-cell>
          <table:table-cell office:value-type="float" office:value="1.07550941418474">
            <text:p>1.0755094142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Dusseldorf</text:p>
          </table:table-cell>
          <table:table-cell office:value-type="float" office:value="2.27829804898306">
            <text:p>2.278298049</text:p>
          </table:table-cell>
        </table:table-row>
        <table:table-row table:style-name="ro2">
          <table:table-cell table:style-name="ce2" office:value-type="string">
            <text:p>Stuttgart</text:p>
          </table:table-cell>
          <table:table-cell table:style-name="ce2" office:value-type="string">
            <text:p>Leipzig</text:p>
          </table:table-cell>
          <table:table-cell table:style-name="ce2" office:value-type="float" office:value="2.57457579030022">
            <text:p>2.5745757903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Dortmund</text:p>
          </table:table-cell>
          <table:table-cell office:value-type="float" office:value="2.31577470838594">
            <text:p>2.3157747084</text:p>
          </table:table-cell>
        </table:table-row>
        <table:table-row table:style-name="ro2">
          <table:table-cell office:value-type="string">
            <text:p>Stuttgart</text:p>
          </table:table-cell>
          <table:table-cell office:value-type="string">
            <text:p>Essen</text:p>
          </table:table-cell>
          <table:table-cell office:value-type="float" office:value="2.36739350341256">
            <text:p>2.3673935034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Berlin</text:p>
          </table:table-cell>
          <table:table-cell office:value-type="float" office:value="3.37007091913509">
            <text:p>3.3700709191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Hamburg</text:p>
          </table:table-cell>
          <table:table-cell office:value-type="float" office:value="2.39002092041053">
            <text:p>2.3900209204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Munchen</text:p>
          </table:table-cell>
          <table:table-cell office:value-type="float" office:value="3.44997398540917">
            <text:p>3.4499739854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Koln</text:p>
          </table:table-cell>
          <table:table-cell office:value-type="float" office:value="0.249184429690139">
            <text:p>0.2491844297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Frankfurt</text:p>
          </table:table-cell>
          <table:table-cell office:value-type="float" office:value="1.29612672991494">
            <text:p>1.2961267299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Stuttgart</text:p>
          </table:table-cell>
          <table:table-cell office:value-type="float" office:value="2.27829804898306">
            <text:p>2.278298049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Leipzig</text:p>
          </table:table-cell>
          <table:table-cell office:value-type="float" office:value="2.75135248559686">
            <text:p>2.7513524856</text:p>
          </table:table-cell>
        </table:table-row>
        <table:table-row table:style-name="ro2">
          <table:table-cell table:style-name="ce2" office:value-type="string">
            <text:p>Dusseldorf</text:p>
          </table:table-cell>
          <table:table-cell table:style-name="ce2" office:value-type="string">
            <text:p>Dortmund</text:p>
          </table:table-cell>
          <table:table-cell table:style-name="ce2" office:value-type="float" office:value="0.403262997310688">
            <text:p>0.4032629973</text:p>
          </table:table-cell>
        </table:table-row>
        <table:table-row table:style-name="ro2">
          <table:table-cell office:value-type="string">
            <text:p>Dusseldorf</text:p>
          </table:table-cell>
          <table:table-cell office:value-type="string">
            <text:p>Essen</text:p>
          </table:table-cell>
          <table:table-cell office:value-type="float" office:value="0.205131677222217">
            <text:p>0.2051316772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Berlin</text:p>
          </table:table-cell>
          <table:table-cell table:style-name="ce2" office:value-type="float" office:value="1.06066017177982">
            <text:p>1.0606601718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Hamburg</text:p>
          </table:table-cell>
          <table:table-cell office:value-type="float" office:value="2.07818682990726">
            <text:p>2.0781868299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Munchen</text:p>
          </table:table-cell>
          <table:table-cell table:style-name="ce2" office:value-type="float" office:value="2.55053415973988">
            <text:p>2.5505341597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Koln</text:p>
          </table:table-cell>
          <table:table-cell office:value-type="float" office:value="2.69407683632075">
            <text:p>2.6940768363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Frankfurt</text:p>
          </table:table-cell>
          <table:table-cell table:style-name="ce2" office:value-type="float" office:value="2.07535840278252">
            <text:p>2.0753584028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Stuttgart</text:p>
          </table:table-cell>
          <table:table-cell table:style-name="ce2" office:value-type="float" office:value="2.57457579030022">
            <text:p>2.5745757903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Dusseldorf</text:p>
          </table:table-cell>
          <table:table-cell office:value-type="float" office:value="2.75135248559686">
            <text:p>2.7513524856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Dortmund</text:p>
          </table:table-cell>
          <table:table-cell office:value-type="float" office:value="2.40911280350257">
            <text:p>2.4091128035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string">
            <text:p>Essen</text:p>
          </table:table-cell>
          <table:table-cell office:value-type="float" office:value="2.63255854635752">
            <text:p>2.632558546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Berlin</text:p>
          </table:table-cell>
          <table:table-cell table:style-name="ce2" office:value-type="float" office:value="2.97904086913893">
            <text:p>2.9790408691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Hamburg</text:p>
          </table:table-cell>
          <table:table-cell office:value-type="float" office:value="2.00889036535098">
            <text:p>2.008890365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Munchen</text:p>
          </table:table-cell>
          <table:table-cell office:value-type="float" office:value="3.37855620050932">
            <text:p>3.3785562005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Koln</text:p>
          </table:table-cell>
          <table:table-cell office:value-type="float" office:value="1.25865007051205">
            <text:p>1.2586500705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Frankfurt</text:p>
          </table:table-cell>
          <table:table-cell office:value-type="float" office:value="2.31577470838594">
            <text:p>2.315774708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Stuttgart</text:p>
          </table:table-cell>
          <table:table-cell office:value-type="float" office:value="2.31577470838594">
            <text:p>2.3157747084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Dusseldorf</text:p>
          </table:table-cell>
          <table:table-cell table:style-name="ce2" office:value-type="float" office:value="0.403262997310688">
            <text:p>0.4032629973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office:value-type="string">
            <text:p>Leipzig</text:p>
          </table:table-cell>
          <table:table-cell office:value-type="float" office:value="2.40911280350257">
            <text:p>2.4091128035</text:p>
          </table:table-cell>
        </table:table-row>
        <table:table-row table:style-name="ro2">
          <table:table-cell table:style-name="ce2" office:value-type="string">
            <text:p>Dortmund</text:p>
          </table:table-cell>
          <table:table-cell table:style-name="ce2" office:value-type="string">
            <text:p>Essen</text:p>
          </table:table-cell>
          <table:table-cell table:style-name="ce2" office:value-type="float" office:value="0.22917330778256">
            <text:p>0.2291733078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Berlin</text:p>
          </table:table-cell>
          <table:table-cell office:value-type="float" office:value="3.20672925268099">
            <text:p>3.2067292527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Hamburg</text:p>
          </table:table-cell>
          <table:table-cell office:value-type="float" office:value="2.18566706064762">
            <text:p>2.1856670606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Munchen</text:p>
          </table:table-cell>
          <table:table-cell office:value-type="float" office:value="3.48957196515561">
            <text:p>3.4895719652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Koln</text:p>
          </table:table-cell>
          <table:table-cell office:value-type="float" office:value="0.406727820538502">
            <text:p>0.4067278205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Frankfurt</text:p>
          </table:table-cell>
          <table:table-cell office:value-type="float" office:value="1.34279577747325">
            <text:p>1.3427957775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Stuttgart</text:p>
          </table:table-cell>
          <table:table-cell office:value-type="float" office:value="2.36739350341256">
            <text:p>2.3673935034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Dusseldorf</text:p>
          </table:table-cell>
          <table:table-cell office:value-type="float" office:value="0.205131677222217">
            <text:p>0.2051316772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office:value-type="string">
            <text:p>Leipzig</text:p>
          </table:table-cell>
          <table:table-cell office:value-type="float" office:value="2.63255854635752">
            <text:p>2.6325585464</text:p>
          </table:table-cell>
        </table:table-row>
        <table:table-row table:style-name="ro2">
          <table:table-cell table:style-name="ce2" office:value-type="string">
            <text:p>Essen</text:p>
          </table:table-cell>
          <table:table-cell table:style-name="ce2" office:value-type="string">
            <text:p>Dortmund</text:p>
          </table:table-cell>
          <table:table-cell table:style-name="ce2" office:value-type="float" office:value="0.22917330778256">
            <text:p>0.2291733078</text:p>
          </table:table-cell>
        </table:table-row>
        <table:table-row table:style-name="ro2" table:number-rows-repeated="104848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ource Han Sans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11/27/2022</text:date>, <text:time>11:0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21:42:35</meta:creation-date>
    <meta:editing-duration>PT12M36S</meta:editing-duration>
    <meta:editing-cycles>5</meta:editing-cycles>
    <meta:generator>OpenOffice/4.1.13$Unix OpenOffice.org_project/4113m1$Build-9810</meta:generator>
    <dc:date>2022-11-27T11:03:27</dc:date>
    <meta:document-statistic meta:table-count="3" meta:cell-count="273" meta:object-count="0"/>
  </office:meta>
</office:document-meta>
</file>